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VarsayılanParagrafYazıTipi"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T5" style:parent-style-name="VarsayılanParagrafYazıTipi" style:family="text">
      <style:text-properties fo:font-weight="bold" style:font-weight-asian="bold" style:font-weight-complex="bold"/>
    </style:style>
    <style:style style:name="T6" style:parent-style-name="VarsayılanParagrafYazıTipi"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list-style-name="LFO1" style:family="paragraph"/>
    <style:style style:name="T9" style:parent-style-name="VarsayılanParagrafYazıTipi" style:family="text">
      <style:text-properties fo:font-weight="bold" style:font-weight-asian="bold" style:font-weight-complex="bold"/>
    </style:style>
    <style:style style:name="P10" style:parent-style-name="Normal" style:list-style-name="LFO1" style:family="paragraph"/>
    <style:style style:name="T11" style:parent-style-name="VarsayılanParagrafYazıTipi" style:family="text">
      <style:text-properties fo:font-weight="bold" style:font-weight-asian="bold" style:font-weight-complex="bold"/>
    </style:style>
    <style:style style:name="P12" style:parent-style-name="Normal" style:list-style-name="LFO1" style:family="paragraph"/>
    <style:style style:name="T13" style:parent-style-name="VarsayılanParagrafYazıTipi" style:family="text">
      <style:text-properties fo:font-weight="bold" style:font-weight-asian="bold" style:font-weight-complex="bold"/>
    </style:style>
    <style:style style:name="T14" style:parent-style-name="VarsayılanParagrafYazıTipi" style:family="text">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list-style-name="LFO2" style:family="paragraph"/>
    <style:style style:name="T17" style:parent-style-name="VarsayılanParagrafYazıTipi" style:family="text">
      <style:text-properties fo:font-weight="bold" style:font-weight-asian="bold" style:font-weight-complex="bold"/>
    </style:style>
    <style:style style:name="P18" style:parent-style-name="Normal" style:list-style-name="LFO2" style:family="paragraph"/>
    <style:style style:name="T19" style:parent-style-name="VarsayılanParagrafYazıTipi" style:family="text">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list-style-name="LFO3" style:family="paragraph"/>
    <style:style style:name="T22" style:parent-style-name="VarsayılanParagrafYazıTipi" style:family="text">
      <style:text-properties fo:font-weight="bold" style:font-weight-asian="bold" style:font-weight-complex="bold"/>
    </style:style>
    <style:style style:name="P23" style:parent-style-name="Normal" style:list-style-name="LFO3" style:family="paragraph"/>
    <style:style style:name="T24" style:parent-style-name="VarsayılanParagrafYazıTipi" style:family="text">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list-style-name="LFO4" style:family="paragraph"/>
    <style:style style:name="T28" style:parent-style-name="VarsayılanParagrafYazıTipi" style:family="text">
      <style:text-properties fo:font-weight="bold" style:font-weight-asian="bold" style:font-weight-complex="bold"/>
    </style:style>
    <style:style style:name="P29" style:parent-style-name="Normal" style:list-style-name="LFO4" style:family="paragraph"/>
    <style:style style:name="T30" style:parent-style-name="VarsayılanParagrafYazıTipi" style:family="text">
      <style:text-properties fo:font-weight="bold" style:font-weight-asian="bold" style:font-weight-complex="bold"/>
    </style:style>
    <style:style style:name="P31" style:parent-style-name="Normal" style:list-style-name="LFO4" style:family="paragraph"/>
    <style:style style:name="T32" style:parent-style-name="VarsayılanParagrafYazıTipi" style:family="text">
      <style:text-properties fo:font-weight="bold" style:font-weight-asian="bold" style:font-weight-complex="bold"/>
    </style:style>
    <style:style style:name="P33" style:parent-style-name="Normal" style:list-style-name="LFO4" style:family="paragraph"/>
    <style:style style:name="T34" style:parent-style-name="VarsayılanParagrafYazıTipi" style:family="text">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T36" style:parent-style-name="VarsayılanParagrafYazıTipi" style:family="text">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T38" style:parent-style-name="VarsayılanParagrafYazıTipi" style:family="text">
      <style:text-properties fo:font-weight="bold" style:font-weight-asian="bold" style:font-weight-complex="bold"/>
    </style:style>
    <style:style style:name="P39" style:parent-style-name="Normal" style:list-style-name="LFO5" style:family="paragraph"/>
    <style:style style:name="T40" style:parent-style-name="VarsayılanParagrafYazıTipi" style:family="text">
      <style:text-properties fo:font-weight="bold" style:font-weight-asian="bold" style:font-weight-complex="bold"/>
    </style:style>
    <style:style style:name="T41" style:parent-style-name="VarsayılanParagrafYazıTipi" style:family="text">
      <style:text-properties fo:font-weight="bold" style:font-weight-asian="bold" style:font-weight-complex="bold"/>
    </style:style>
    <style:style style:name="P42" style:parent-style-name="Normal" style:list-style-name="LFO5" style:family="paragraph"/>
    <style:style style:name="P43" style:parent-style-name="Normal" style:family="paragraph">
      <style:text-properties fo:font-weight="bold" style:font-weight-asian="bold" style:font-weight-complex="bold"/>
    </style:style>
    <style:style style:name="T44" style:parent-style-name="VarsayılanParagrafYazıTipi" style:family="text">
      <style:text-properties fo:font-weight="bold" style:font-weight-asian="bold" style:font-weight-complex="bold"/>
    </style:style>
    <style:style style:name="P45" style:parent-style-name="Normal" style:list-style-name="LFO6" style:family="paragraph"/>
    <style:style style:name="T46" style:parent-style-name="VarsayılanParagrafYazıTipi" style:family="text">
      <style:text-properties fo:font-weight="bold" style:font-weight-asian="bold" style:font-weight-complex="bold"/>
    </style:style>
    <style:style style:name="P47" style:parent-style-name="Normal" style:list-style-name="LFO6" style:family="paragraph"/>
    <style:style style:name="T48" style:parent-style-name="VarsayılanParagrafYazıTipi" style:family="text">
      <style:text-properties fo:font-weight="bold" style:font-weight-asian="bold" style:font-weight-complex="bold"/>
    </style:style>
    <style:style style:name="P49" style:parent-style-name="Normal" style:list-style-name="LFO6" style:family="paragraph"/>
    <style:style style:name="T50" style:parent-style-name="VarsayılanParagrafYazıTipi" style:family="text">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list-style-name="LFO7" style:family="paragraph"/>
    <style:style style:name="T53" style:parent-style-name="VarsayılanParagrafYazıTipi" style:family="text">
      <style:text-properties fo:font-weight="bold" style:font-weight-asian="bold" style:font-weight-complex="bold"/>
    </style:style>
    <style:style style:name="P54" style:parent-style-name="Normal" style:list-style-name="LFO7" style:family="paragraph"/>
    <style:style style:name="T55" style:parent-style-name="VarsayılanParagrafYazıTipi" style:family="text">
      <style:text-properties fo:font-weight="bold" style:font-weight-asian="bold" style:font-weight-complex="bold"/>
    </style:style>
    <style:style style:name="P56" style:parent-style-name="Normal" style:list-style-name="LFO7" style:family="paragraph"/>
    <style:style style:name="T57" style:parent-style-name="VarsayılanParagrafYazıTipi" style:family="text">
      <style:text-properties fo:font-weight="bold" style:font-weight-asian="bold" style:font-weight-complex="bold"/>
    </style:style>
    <style:style style:name="P58" style:parent-style-name="Normal" style:family="paragraph">
      <style:text-properties fo:font-weight="bold" style:font-weight-asian="bold" style:font-weight-complex="bold"/>
    </style:style>
  </office:automatic-styles>
  <office:body>
    <office:text text:use-soft-page-breaks="true">
      <text:p text:style-name="P1"><text:span text:style-name="T2">Creating an AWS Account - Detailed Guide</text:span></text:p>
      <text:p text:style-name="Normal">Amazon Web Services (AWS) is a cloud computing platform that provides a wide range of cloud services. To begin using AWS, you need to create an AWS account. Here's a step-by-step guide on how to create an AWS account:</text:p>
      <text:p text:style-name="P3">1. Steps to Create an AWS Account</text:p>
      <text:p text:style-name="P4">Step 1: Go to the AWS Homepage</text:p>
      <text:p text:style-name="Normal">To create an AWS account, go to the<text:s/><text:span text:style-name="T5">AWS homepage</text:span><text:s/>(<text:a xlink:href="https://aws.amazon.com/" office:target-frame-name="_top" xlink:show="replace"><text:span text:style-name="Köprü">https://aws.amazon.com/</text:span></text:a>). Click on the<text:s/><text:span text:style-name="T6">“Create an AWS Account”</text:span><text:s/>button located at the top-right corner of the page.</text:p>
      <text:p text:style-name="P7">Step 2: Enter Email and Password</text:p>
      <text:p text:style-name="Normal">You will need to enter the following details:</text:p>
      <text:list text:style-name="LFO1" text:continue-numbering="true">
        <text:list-item>
          <text:p text:style-name="P8"><text:span text:style-name="T9">Email Address:</text:span><text:s/>Enter a valid email address that you will associate with your AWS account. This email will be used for account verification and notifications.</text:p>
        </text:list-item>
        <text:list-item>
          <text:p text:style-name="P10"><text:span text:style-name="T11">Password:</text:span><text:s/>Create a strong password. AWS recommends using a complex password (e.g., with uppercase, lowercase letters, numbers, and special characters).</text:p>
        </text:list-item>
        <text:list-item>
          <text:p text:style-name="P12"><text:span text:style-name="T13">Account Name:</text:span><text:s/>Choose a name for your account (this can be your personal name or company name).</text:p>
        </text:list-item>
      </text:list>
      <text:p text:style-name="Normal">Then, click the “<text:span text:style-name="T14">Continue</text:span>” button.</text:p>
      <text:p text:style-name="P15">Step 3: Select Account Type</text:p>
      <text:p text:style-name="Normal">AWS offers two account types:</text:p>
      <text:list text:style-name="LFO2" text:continue-numbering="true">
        <text:list-item>
          <text:p text:style-name="P16"><text:span text:style-name="T17">Personal Account:</text:span><text:s/>Choose this option if you are creating an account for individual use.</text:p>
        </text:list-item>
        <text:list-item>
          <text:p text:style-name="P18"><text:span text:style-name="T19">Professional Account:</text:span><text:s/>Choose this option if you are creating an account for your company.</text:p>
        </text:list-item>
      </text:list>
      <text:p text:style-name="Normal">After selecting your account type, enter the necessary details (personal or company information).</text:p>
      <text:p text:style-name="P20">Step 4: Enter Billing Information</text:p>
      <text:p text:style-name="Normal">AWS charges for the cloud services it offers. When creating your account, you will need to provide the following billing details:</text:p>
      <text:list text:style-name="LFO3" text:continue-numbering="true">
        <text:list-item>
          <text:p text:style-name="P21"><text:span text:style-name="T22">Credit Card Details:</text:span><text:s/>Enter valid credit card or debit card information. AWS offers some services for free, including the free tier, but some features may incur charges.</text:p>
        </text:list-item>
        <text:list-item>
          <text:p text:style-name="P23"><text:span text:style-name="T24">Billing Address:</text:span><text:s/>Enter the address where invoices will be sent. This will also be used for tax calculations based on your country.</text:p>
        </text:list-item>
      </text:list>
      <text:p text:style-name="Normal">AWS will verify your billing information and provide confirmation once it’s completed. Your AWS account will then be created.</text:p>
      <text:p text:style-name="P25">Step 5: Identity Verification and Security (Phone Number and SMS Verification)</text:p>
      <text:p text:style-name="Normal">AWS may ask for identity verification as part of the security process. You will need to provide your phone number and enter the verification code sent via SMS. This step is part of AWS's identity verification process.</text:p>
      <text:p text:style-name="P26">Step 6: Choose a Support Plan</text:p>
      <text:p text:style-name="Normal">AWS offers different support plans:</text:p>
      <text:list text:style-name="LFO4" text:continue-numbering="true">
        <text:list-item>
          <text:p text:style-name="P27"><text:span text:style-name="T28">Basic Support:</text:span><text:s/>This is the free basic support plan that provides access to AWS documentation, forums, and other resources.</text:p>
        </text:list-item>
        <text:list-item>
          <text:p text:style-name="P29"><text:span text:style-name="T30">Developer Support:</text:span><text:s/>Suitable for users requiring more support, and is a paid option.</text:p>
        </text:list-item>
        <text:list-item>
          <text:p text:style-name="P31"><text:span text:style-name="T32">Business Support:</text:span><text:s/>Provides more comprehensive support for businesses.</text:p>
        </text:list-item>
        <text:list-item>
          <text:p text:style-name="P33"><text:span text:style-name="T34">Enterprise Support:</text:span><text:s/>Offers extensive support for large enterprises.</text:p>
        </text:list-item>
      </text:list>
      <text:p text:style-name="Normal">You can start with the free basic support plan.</text:p>
      <text:p text:style-name="P35">Step 7: Complete Account Creation and Start Using AWS</text:p>
      <text:p text:style-name="Normal">After entering all the information and completing the verification process, click on the “<text:span text:style-name="T36">Complete Sign Up</text:span>” button. Your AWS account will be created.</text:p>
      <text:p text:style-name="P37">2. Accessing the AWS Management Console</text:p>
      <text:p text:style-name="Normal">After successfully creating your AWS account, you can access the<text:s/><text:span text:style-name="T38">AWS Management Console</text:span>. From here, you can access all AWS services and start creating new projects.</text:p>
      <text:list text:style-name="LFO5" text:continue-numbering="true">
        <text:list-item>
          <text:p text:style-name="P39">To log in to the AWS Management Console, go to the<text:s/><text:span text:style-name="T40">aws.amazon.com</text:span><text:s/>homepage and click on the<text:s/><text:span text:style-name="T41">“Sign in to the Console”</text:span><text:s/>button at the top-right corner.</text:p>
        </text:list-item>
        <text:list-item>
          <text:p text:style-name="P42">Log in using your email address and password, and then you’ll be able to access AWS services from the management console.</text:p>
        </text:list-item>
      </text:list>
      <text:p text:style-name="P43">3. Using the Free Tier</text:p>
      <text:p text:style-name="Normal">AWS offers free access to certain services under the<text:s/><text:span text:style-name="T44">AWS Free Tier</text:span>, which allows new users to access some AWS services for free within certain limits.</text:p>
      <text:list text:style-name="LFO6" text:continue-numbering="true">
        <text:list-item>
          <text:p text:style-name="P45"><text:span text:style-name="T46">Amazon EC2:</text:span><text:s/>Free usage for a limited number of hours.</text:p>
        </text:list-item>
        <text:list-item>
          <text:p text:style-name="P47"><text:span text:style-name="T48">Amazon S3:</text:span><text:s/>Free storage for a limited amount of data.</text:p>
        </text:list-item>
        <text:list-item>
          <text:p text:style-name="P49"><text:span text:style-name="T50">Amazon RDS:</text:span><text:s/>Free usage for some database services.</text:p>
        </text:list-item>
      </text:list>
      <text:p text:style-name="Normal">The Free Tier is generally valid for one year, but additional usage beyond the free limits may incur charges.</text:p>
      <text:p text:style-name="P51">4. Account Management and Security</text:p>
      <text:p text:style-name="Normal">After creating your AWS account, securing it is crucial. Here are some steps you can take:</text:p>
      <text:list text:style-name="LFO7" text:continue-numbering="true">
        <text:list-item>
          <text:p text:style-name="P52"><text:span text:style-name="T53">Multi-Factor Authentication (MFA):</text:span><text:s/>Consider adding multi-factor authentication to enhance the security of your account.</text:p>
        </text:list-item>
        <text:list-item>
          <text:p text:style-name="P54"><text:span text:style-name="T55">IAM (Identity and Access Management):</text:span><text:s/>Use IAM to manage who can access your AWS resources and what permissions they have.</text:p>
        </text:list-item>
        <text:list-item>
          <text:p text:style-name="P56"><text:span text:style-name="T57">Billing Dashboard:</text:span><text:s/>Regularly monitor your billing dashboard to keep track of your spending and avoid unnecessary costs.</text:p>
        </text:list-item>
      </text:list>
      <text:p text:style-name="P58">Conclusion:</text:p>
      <text:p text:style-name="Normal">Creating an AWS account gives users access to AWS's cloud computing services and allows them to manage their projects on the cloud platform. After creating an account, you can start using a wide range of services offered by AWS. With its user-friendly interface and vast resources, AWS is a powerful platform for developers, businesses, and individuals alik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Başlık2" style:display-name="Başlı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Başlık3" style:display-name="Başlık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Başlık4" style:display-name="Başlık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Başlık5" style:display-name="Başlık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Başlık6" style:display-name="Başlık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Başlık7" style:display-name="Başlık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Başlık8" style:display-name="Başlık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Başlık9" style:display-name="Başlık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Başlık1Char" style:display-name="Başlık 1 Char" style:family="text" style:parent-style-name="VarsayılanParagrafYazıTipi">
      <style:text-properties style:font-name="Aptos Display" style:font-name-asian="Times New Roman" style:font-name-complex="Times New Roman" fo:color="#0F4761" fo:font-size="20pt" style:font-size-asian="20pt" style:font-size-complex="20pt"/>
    </style:style>
    <style:style style:name="Başlık2Char" style:display-name="Başlık 2 Char" style:family="text" style:parent-style-name="VarsayılanParagrafYazıTipi">
      <style:text-properties style:font-name="Aptos Display" style:font-name-asian="Times New Roman" style:font-name-complex="Times New Roman" fo:color="#0F4761" fo:font-size="16pt" style:font-size-asian="16pt" style:font-size-complex="16pt"/>
    </style:style>
    <style:style style:name="Başlık3Char" style:display-name="Başlık 3 Char" style:family="text" style:parent-style-name="VarsayılanParagrafYazıTipi">
      <style:text-properties style:font-name-asian="Times New Roman" style:font-name-complex="Times New Roman" fo:color="#0F4761" fo:font-size="14pt" style:font-size-asian="14pt" style:font-size-complex="14pt"/>
    </style:style>
    <style:style style:name="Başlık4Char" style:display-name="Başlık 4 Char" style:family="text" style:parent-style-name="VarsayılanParagrafYazıTipi">
      <style:text-properties style:font-name-asian="Times New Roman" style:font-name-complex="Times New Roman" fo:font-style="italic" style:font-style-asian="italic" style:font-style-complex="italic" fo:color="#0F4761"/>
    </style:style>
    <style:style style:name="Başlık5Char" style:display-name="Başlık 5 Char" style:family="text" style:parent-style-name="VarsayılanParagrafYazıTipi">
      <style:text-properties style:font-name-asian="Times New Roman" style:font-name-complex="Times New Roman" fo:color="#0F4761"/>
    </style:style>
    <style:style style:name="Başlık6Char" style:display-name="Başlık 6 Char" style:family="text" style:parent-style-name="VarsayılanParagrafYazıTipi">
      <style:text-properties style:font-name-asian="Times New Roman" style:font-name-complex="Times New Roman" fo:font-style="italic" style:font-style-asian="italic" style:font-style-complex="italic" fo:color="#595959"/>
    </style:style>
    <style:style style:name="Başlık7Char" style:display-name="Başlık 7 Char" style:family="text" style:parent-style-name="VarsayılanParagrafYazıTipi">
      <style:text-properties style:font-name-asian="Times New Roman" style:font-name-complex="Times New Roman" fo:color="#595959"/>
    </style:style>
    <style:style style:name="Başlık8Char" style:display-name="Başlık 8 Char" style:family="text" style:parent-style-name="VarsayılanParagrafYazıTipi">
      <style:text-properties style:font-name-asian="Times New Roman" style:font-name-complex="Times New Roman" fo:font-style="italic" style:font-style-asian="italic" style:font-style-complex="italic" fo:color="#272727"/>
    </style:style>
    <style:style style:name="Başlık9Char" style:display-name="Başlık 9 Char" style:family="text" style:parent-style-name="VarsayılanParagrafYazıTipi">
      <style:text-properties style:font-name-asian="Times New Roman" style:font-name-complex="Times New Roman" fo:color="#272727"/>
    </style:style>
    <style:style style:name="KonuBaşlığı" style:display-name="Konu Başlığı"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KonuBaşlığıChar" style:display-name="Konu Başlığı Char" style:family="text" style:parent-style-name="VarsayılanParagrafYazıTipi">
      <style:text-properties style:font-name="Aptos Display" style:font-name-asian="Times New Roman" style:font-name-complex="Times New Roman" fo:letter-spacing="-0.0069in" style:letter-kerning="true" fo:font-size="28pt" style:font-size-asian="28pt" style:font-size-complex="28pt"/>
    </style:style>
    <style:style style:name="Altyazı" style:display-name="Altyazı"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AltyazıChar" style:display-name="Altyazı Char" style:family="text" style:parent-style-name="VarsayılanParagrafYazıTipi">
      <style:text-properties style:font-name-asian="Times New Roman" style:font-name-complex="Times New Roman" fo:color="#595959" fo:letter-spacing="0.0104in" fo:font-size="14pt" style:font-size-asian="14pt" style:font-size-complex="14pt"/>
    </style:style>
    <style:style style:name="Alıntı" style:display-name="Alıntı"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AlıntıChar" style:display-name="Alıntı Char" style:family="text" style:parent-style-name="VarsayılanParagrafYazıTipi">
      <style:text-properties fo:font-style="italic" style:font-style-asian="italic" style:font-style-complex="italic" fo:color="#404040"/>
    </style:style>
    <style:style style:name="ListeParagraf" style:display-name="Liste Paragraf" style:family="paragraph" style:parent-style-name="Normal">
      <style:paragraph-properties style:contextual-spacing="true" fo:margin-left="0.5in">
        <style:tab-stops/>
      </style:paragraph-properties>
      <style:text-properties fo:hyphenate="false"/>
    </style:style>
    <style:style style:name="GüçlüVurgulama" style:display-name="Güçlü Vurgulama" style:family="text" style:parent-style-name="VarsayılanParagrafYazıTipi">
      <style:text-properties fo:font-style="italic" style:font-style-asian="italic" style:font-style-complex="italic" fo:color="#0F4761"/>
    </style:style>
    <style:style style:name="GüçlüAlıntı" style:display-name="Güçlü Alıntı"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GüçlüAlıntıChar" style:display-name="Güçlü Alıntı Char" style:family="text" style:parent-style-name="VarsayılanParagrafYazıTipi">
      <style:text-properties fo:font-style="italic" style:font-style-asian="italic" style:font-style-complex="italic" fo:color="#0F4761"/>
    </style:style>
    <style:style style:name="GüçlüBaşvuru" style:display-name="Güçlü Başvuru" style:family="text" style:parent-style-name="VarsayılanParagrafYazıTipi">
      <style:text-properties fo:font-weight="bold" style:font-weight-asian="bold" style:font-weight-complex="bold" fo:font-variant="small-caps" fo:color="#0F4761" fo:letter-spacing="0.0034in"/>
    </style:style>
    <style:style style:name="Köprü" style:display-name="Köprü" style:family="text" style:parent-style-name="VarsayılanParagrafYazıTipi">
      <style:text-properties fo:color="#467886" style:text-underline-type="single" style:text-underline-style="solid" style:text-underline-width="auto" style:text-underline-mode="continuous"/>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ümeyye Çevik</meta:initial-creator>
    <dc:creator>Sümeyye Çevik</dc:creator>
    <meta:creation-date>2025-03-13T12:29:00Z</meta:creation-date>
    <dc:date>2025-03-13T12:29:00Z</dc:date>
    <meta:template xlink:href="Normal" xlink:type="simple"/>
    <meta:editing-cycles>1</meta:editing-cycles>
    <meta:editing-duration>PT0S</meta:editing-duration>
    <meta:document-statistic meta:page-count="3" meta:paragraph-count="9" meta:word-count="703" meta:character-count="4702" meta:row-count="33" meta:non-whitespace-character-count="4008"/>
  </office:meta>
</office:document-meta>
</file>